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Bitstream Vera Sans Mono', 'Courier New', Courier, monospace"/>
    <style:font-face style:name="Consolas1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Grande" svg:font-family="'Lucida Grande', Arial, sans-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Courier, monospace"/>
    <style:font-face style:name="arial" svg:font-family="arial, sans-serif"/>
    <style:font-face style:name="monospace" svg:font-family="monospace, monospace"/>
    <style:font-face style:name="urw-din" svg:font-family="urw-din, 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Heading_20_2">
      <style:text-properties fo:font-variant="normal" fo:text-transform="none" fo:color="#1a1a1a" loext:opacity="100%" style:font-name="Lucida Grande" fo:letter-spacing="normal" fo:font-style="normal" fo:font-weight="normal" officeooo:rsid="00154545" officeooo:paragraph-rsid="00154545"/>
    </style:style>
    <style:style style:name="P2" style:family="paragraph" style:parent-style-name="Heading_20_2">
      <style:text-properties fo:font-variant="normal" fo:text-transform="none" fo:color="#1a1a1a" loext:opacity="100%" style:font-name="Lucida Grande" fo:letter-spacing="normal" fo:font-style="normal" fo:font-weight="normal" officeooo:paragraph-rsid="0015b03d"/>
    </style:style>
    <style:style style:name="P3" style:family="paragraph" style:parent-style-name="Heading_20_3">
      <style:text-properties fo:font-variant="normal" fo:text-transform="none" fo:color="#1a1a1a" loext:opacity="100%" style:font-name="Lucida Grande" fo:letter-spacing="normal" fo:font-style="normal" fo:font-weight="normal" officeooo:rsid="00154545" officeooo:paragraph-rsid="00154545"/>
    </style:style>
    <style:style style:name="P4" style:family="paragraph" style:parent-style-name="Heading_20_3">
      <style:text-properties fo:font-variant="normal" fo:text-transform="none" fo:color="#1a1a1a" loext:opacity="100%" style:font-name="Lucida Grande" fo:letter-spacing="normal" fo:font-style="normal" fo:font-weight="normal" officeooo:paragraph-rsid="0015b03d"/>
    </style:style>
    <style:style style:name="P5" style:family="paragraph" style:parent-style-name="Preformatted_20_Text">
      <loext:graphic-properties draw:fill="solid" draw:fill-color="#eeffcc" draw:opacity="100%"/>
      <style:paragraph-properties fo:margin-top="0cm" fo:margin-bottom="0cm" style:contextual-spacing="false" style:line-height-at-least="0.339cm" fo:orphans="2" fo:widows="2" fo:background-color="#eeffcc" fo:padding-left="0.106cm" fo:padding-right="0cm" fo:padding-top="0.106cm" fo:padding-bottom="0.106cm" fo:border-left="0.06pt solid #aacc99" fo:border-right="none" fo:border-top="0.06pt solid #aacc99" fo:border-bottom="0.06pt solid #aacc99"/>
      <style:text-properties fo:font-variant="normal" fo:text-transform="none" fo:color="#333333" loext:opacity="100%" style:font-name="monospace" fo:font-size="7.80000019073486pt" fo:letter-spacing="normal" fo:font-style="normal" fo:font-weight="normal"/>
    </style:style>
    <style:style style:name="P6" style:family="paragraph" style:parent-style-name="Preformatted_20_Text">
      <style:text-properties fo:font-variant="normal" fo:text-transform="none" fo:color="#333333" loext:opacity="100%" style:font-name="monospace" fo:font-size="7.80000019073486pt" fo:letter-spacing="normal" fo:font-style="normal" fo:font-weight="normal" officeooo:rsid="00154545" officeooo:paragraph-rsid="00154545"/>
    </style:style>
    <style:style style:name="P7" style:family="paragraph" style:parent-style-name="Preformatted_20_Text">
      <loext:graphic-properties draw:fill="solid" draw:fill-color="#eeffcc" draw:opacity="100%"/>
      <style:paragraph-properties fo:margin-top="0cm" fo:margin-bottom="0cm" style:contextual-spacing="false" style:line-height-at-least="0.339cm" fo:orphans="2" fo:widows="2" fo:background-color="#eeffcc" fo:padding-left="0.106cm" fo:padding-right="0cm" fo:padding-top="0.106cm" fo:padding-bottom="0.106cm" fo:border-left="0.06pt solid #aacc99" fo:border-right="none" fo:border-top="0.06pt solid #aacc99" fo:border-bottom="0.06pt solid #aacc99"/>
      <style:text-properties fo:font-variant="normal" fo:text-transform="none" fo:color="#333333" loext:opacity="100%" fo:letter-spacing="normal"/>
    </style:style>
    <style:style style:name="P8" style:family="paragraph" style:parent-style-name="Preformatted_20_Text">
      <loext:graphic-properties draw:fill="solid" draw:fill-color="#eeffcc" draw:opacity="100%"/>
      <style:paragraph-properties fo:margin-top="0cm" fo:margin-bottom="0cm" style:contextual-spacing="false" style:line-height-at-least="0.339cm" fo:orphans="2" fo:widows="2" fo:background-color="#eeffcc" fo:padding-left="0.106cm" fo:padding-right="0cm" fo:padding-top="0.106cm" fo:padding-bottom="0.106cm" fo:border-left="0.06pt solid #aacc99" fo:border-right="none" fo:border-top="0.06pt solid #aacc99" fo:border-bottom="0.06pt solid #aacc99"/>
      <style:text-properties fo:font-variant="normal" fo:text-transform="none" fo:color="#888888" loext:opacity="100%" style:font-name="monospace" fo:font-size="7.80000019073486pt" fo:letter-spacing="normal" fo:font-style="normal" fo:font-weight="normal"/>
    </style:style>
    <style:style style:name="P9" style:family="paragraph" style:parent-style-name="Standard">
      <style:text-properties officeooo:rsid="00154545" officeooo:paragraph-rsid="00154545"/>
    </style:style>
    <style:style style:name="P10" style:family="paragraph" style:parent-style-name="Standard">
      <style:text-properties officeooo:paragraph-rsid="0015b03d"/>
    </style:style>
    <style:style style:name="P11" style:family="paragraph" style:parent-style-name="Standard">
      <style:text-properties officeooo:rsid="00172f4a" officeooo:paragraph-rsid="00172f4a"/>
    </style:style>
    <style:style style:name="P12" style:family="paragraph" style:parent-style-name="Standard">
      <style:text-properties officeooo:rsid="00172f4a" officeooo:paragraph-rsid="00192d22"/>
    </style:style>
    <style:style style:name="P13" style:family="paragraph" style:parent-style-name="Standard">
      <style:text-properties officeooo:paragraph-rsid="00172f4a"/>
    </style:style>
    <style:style style:name="P14" style:family="paragraph" style:parent-style-name="Standard">
      <style:text-properties officeooo:rsid="00192d22" officeooo:paragraph-rsid="00192d22"/>
    </style:style>
    <style:style style:name="P15" style:family="paragraph" style:parent-style-name="Standard">
      <style:text-properties officeooo:paragraph-rsid="00192d22"/>
    </style:style>
    <style:style style:name="P16" style:family="paragraph" style:parent-style-name="Text_20_body">
      <style:text-properties fo:font-variant="normal" fo:text-transform="none" fo:color="#1a1a1a" loext:opacity="100%" style:font-name="Lucida Grande" fo:letter-spacing="normal" fo:font-style="normal" fo:font-weight="normal" officeooo:rsid="00154545" officeooo:paragraph-rsid="00154545"/>
    </style:style>
    <style:style style:name="P17" style:family="paragraph" style:parent-style-name="Text_20_body">
      <style:text-properties fo:font-variant="normal" fo:text-transform="none" fo:color="#1a1a1a" loext:opacity="100%" style:font-name="Lucida Grande" fo:letter-spacing="normal" fo:font-style="normal" fo:font-weight="normal" officeooo:paragraph-rsid="0015b03d"/>
    </style:style>
    <style:style style:name="T1" style:family="text">
      <style:text-properties officeooo:rsid="00154545"/>
    </style:style>
    <style:style style:name="T2" style:family="text">
      <style:text-properties fo:color="#008000" loext:opacity="100%" fo:font-weight="bold"/>
    </style:style>
    <style:style style:name="T3" style:family="text">
      <style:text-properties fo:color="#008000" loext:opacity="100%" style:font-name="monospace" fo:font-size="7.80000019073486pt" fo:font-style="normal" fo:font-weight="normal"/>
    </style:style>
    <style:style style:name="T4" style:family="text">
      <style:text-properties fo:color="#0000ff" loext:opacity="100%"/>
    </style:style>
    <style:style style:name="T5" style:family="text">
      <style:text-properties fo:color="#666666" loext:opacity="100%"/>
    </style:style>
    <style:style style:name="T6" style:family="text">
      <style:text-properties style:font-name="monospace" fo:font-size="7.80000019073486pt" fo:font-style="normal" fo:font-weight="normal"/>
    </style:style>
    <style:style style:name="T7" style:family="text">
      <style:text-properties style:font-name="monospace" fo:font-size="9pt" fo:background-color="transparent" loext:char-shading-value="0" loext:padding="0cm" loext:border="none"/>
    </style:style>
    <style:style style:name="T8" style:family="text">
      <style:text-properties fo:font-variant="normal" fo:text-transform="none" fo:color="#222222" loext:opacity="100%" style:font-name="Lucida Grande" fo:font-size="8.39999961853027pt" fo:letter-spacing="normal" fo:font-style="normal" fo:font-weight="normal"/>
    </style:style>
    <style:style style:name="T9" style:family="text">
      <style:text-properties fo:font-variant="normal" fo:text-transform="none" fo:color="#222222" loext:opacity="100%" style:font-name="Lucida Grande" fo:font-size="8.39999961853027pt" fo:letter-spacing="normal" fo:font-style="normal" fo:font-weight="normal" officeooo:rsid="00154545"/>
    </style:style>
    <style:style style:name="T10" style:family="text">
      <style:text-properties fo:font-variant="normal" fo:text-transform="none" fo:color="#222222" loext:opacity="100%" fo:letter-spacing="normal"/>
    </style:style>
    <style:style style:name="T11" style:family="text">
      <style:text-properties fo:font-variant="normal" fo:text-transform="none" fo:color="#222222" loext:opacity="100%" fo:letter-spacing="normal" officeooo:rsid="00154545"/>
    </style:style>
    <style:style style:name="T12" style:family="text">
      <style:text-properties fo:font-variant="normal" fo:text-transform="none" fo:color="#222222" loext:opacity="100%" style:font-name="monospace" fo:font-size="7.80000019073486pt" fo:letter-spacing="normal" fo:font-style="normal" fo:font-weight="normal" fo:background-color="#ecf0f3" loext:char-shading-value="0" loext:padding="0cm" loext:border="none"/>
    </style:style>
    <style:style style:name="T13" style:family="text">
      <style:text-properties fo:font-variant="normal" fo:text-transform="none" fo:color="#222222" loext:opacity="100%" style:font-name="monospace" fo:font-size="7.80000019073486pt" fo:letter-spacing="normal" fo:font-style="normal" fo:font-weight="normal" officeooo:rsid="00154545" fo:background-color="#ecf0f3" loext:char-shading-value="0" loext:padding="0cm" loext:border="none"/>
    </style:style>
    <style:style style:name="T14" style:family="text">
      <style:text-properties fo:font-variant="normal" fo:text-transform="none" fo:color="#0072aa" loext:opacity="100%" style:text-line-through-style="none" style:text-line-through-type="none" style:font-name="Lucida Grande" fo:font-size="8.39999961853027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072aa" loext:opacity="100%" style:text-line-through-style="none" style:text-line-through-type="none" style:font-name="Lucida Grande" fo:font-size="8.39999961853027pt" fo:letter-spacing="normal" fo:font-style="normal" style:text-underline-style="none" fo:font-weight="normal" officeooo:rsid="00154545" style:text-blinking="false"/>
    </style:style>
    <style:style style:name="T16" style:family="text">
      <style:text-properties fo:font-variant="normal" fo:text-transform="none" fo:color="#0072aa" loext:opacity="100%" style:text-line-through-style="none" style:text-line-through-type="none" style:font-name="monospace" fo:font-size="7.80000019073486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7" style:family="text">
      <style:text-properties fo:font-variant="normal" fo:text-transform="none" fo:color="#333333" loext:opacity="100%" style:font-name="monospace" fo:font-size="7.80000019073486pt" fo:letter-spacing="normal" fo:font-style="normal" fo:font-weight="normal"/>
    </style:style>
    <style:style style:name="T18" style:family="text">
      <style:text-properties fo:font-variant="normal" fo:text-transform="none" fo:color="#666666" loext:opacity="100%" style:font-name="monospace" fo:font-size="7.80000019073486pt" fo:letter-spacing="normal" fo:font-style="normal" fo:font-weight="normal"/>
    </style:style>
    <style:style style:name="T19" style:family="text">
      <style:text-properties fo:font-variant="normal" fo:text-transform="none" fo:color="#666666" loext:opacity="100%" style:font-name="SFMono-Regular" fo:font-size="7.19999980926514pt" fo:letter-spacing="normal" fo:font-style="normal" fo:font-weight="normal"/>
    </style:style>
    <style:style style:name="T20" style:family="text">
      <style:text-properties fo:font-variant="normal" fo:text-transform="none" fo:color="#ba2121" loext:opacity="100%" style:font-name="monospace" fo:font-size="7.80000019073486pt" fo:letter-spacing="normal" fo:font-style="normal" fo:font-weight="normal"/>
    </style:style>
    <style:style style:name="T21" style:family="text">
      <style:text-properties fo:font-variant="normal" fo:text-transform="none" fo:color="#202124" loext:opacity="100%" style:font-name="arial" fo:font-size="9.60000038146973pt" fo:letter-spacing="normal" fo:font-style="normal" fo:font-weight="normal"/>
    </style:style>
    <style:style style:name="T22" style:family="text">
      <style:text-properties fo:font-variant="normal" fo:text-transform="none" fo:color="#202124" loext:opacity="100%" fo:letter-spacing="normal"/>
    </style:style>
    <style:style style:name="T23" style:family="text">
      <style:text-properties fo:font-variant="normal" fo:text-transform="none" fo:color="#404040" loext:opacity="100%" style:font-name="SFMono-Regular" fo:font-size="7.19999980926514pt" fo:letter-spacing="normal" fo:font-style="normal" fo:font-weight="normal"/>
    </style:style>
    <style:style style:name="T24" style:family="text">
      <style:text-properties fo:font-variant="normal" fo:text-transform="none" fo:color="#008000" loext:opacity="100%" style:font-name="SFMono-Regular" fo:font-size="7.19999980926514pt" fo:letter-spacing="normal" fo:font-style="normal" fo:font-weight="bold"/>
    </style:style>
    <style:style style:name="T25" style:family="text">
      <style:text-properties fo:font-variant="normal" fo:text-transform="none" fo:color="#008000" loext:opacity="100%" style:font-name="SFMono-Regular" fo:font-size="7.19999980926514pt" fo:letter-spacing="normal" fo:font-style="normal" fo:font-weight="normal"/>
    </style:style>
    <style:style style:name="T26" style:family="text">
      <style:text-properties fo:font-variant="normal" fo:text-transform="none" fo:color="#aa22ff" loext:opacity="100%" style:font-name="SFMono-Regular" fo:font-size="7.19999980926514pt" fo:letter-spacing="normal" fo:font-style="normal" fo:font-weight="bold"/>
    </style:style>
    <style:style style:name="T27" style:family="text">
      <style:text-properties fo:color="#222222" loext:opacity="100%"/>
    </style:style>
    <style:style style:name="T28" style:family="text">
      <style:text-properties fo:color="#222222" loext:opacity="100%" fo:font-size="8.39999961853027pt"/>
    </style:style>
    <style:style style:name="T29" style:family="text">
      <style:text-properties fo:color="#222222" loext:opacity="100%" fo:font-size="8.39999961853027pt" officeooo:rsid="00172f4a"/>
    </style:style>
    <style:style style:name="T30" style:family="text">
      <style:text-properties fo:color="#222222" loext:opacity="100%" style:font-name="monospace" fo:font-size="7.80000019073486pt" officeooo:rsid="00172f4a" fo:background-color="#ecf0f3" loext:char-shading-value="0" loext:padding="0cm" loext:border="none"/>
    </style:style>
    <style:style style:name="T31" style:family="text">
      <style:text-properties fo:color="#0072aa" loext:opacity="100%" style:text-line-through-style="none" style:text-line-through-type="none" style:font-name="monospace" fo:font-size="7.80000019073486pt" style:text-underline-style="none" style:text-blinking="false" fo:background-color="transparent" loext:char-shading-value="0" loext:padding="0cm" loext:border="none"/>
    </style:style>
    <style:style style:name="T32" style:family="text">
      <style:text-properties fo:color="#0072aa" loext:opacity="100%" style:text-line-through-style="none" style:text-line-through-type="none" style:font-name="monospace" fo:font-size="7.80000019073486pt" style:text-underline-style="none" officeooo:rsid="00172f4a" style:text-blinking="false" fo:background-color="transparent" loext:char-shading-value="0" loext:padding="0cm" loext:border="none"/>
    </style:style>
    <style:style style:name="T33" style:family="text">
      <style:text-properties fo:color="#0072aa" loext:opacity="100%" style:text-line-through-style="none" style:text-line-through-type="none" fo:font-size="8.39999961853027pt" style:text-underline-style="none" officeooo:rsid="00172f4a" style:text-blinking="false"/>
    </style:style>
    <style:style style:name="T34" style:family="text">
      <style:text-properties fo:color="#ba2121" loext:opacity="100%"/>
    </style:style>
    <style:style style:name="T35" style:family="text">
      <style:text-properties fo:color="#000080" loext:opacity="100%" fo:font-weight="bold"/>
    </style:style>
    <style:style style:name="T36" style:family="text">
      <style:text-properties fo:color="#bb6688" loext:opacity="100%" fo:font-weight="bold"/>
    </style:style>
    <style:style style:name="T37" style:family="text">
      <style:text-properties officeooo:rsid="00172f4a"/>
    </style:style>
    <style:style style:name="T38" style:family="text">
      <style:text-properties officeooo:rsid="00192d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hat are the new features added in Python 3.8 version?</text:p>
      <text:p text:style-name="P9">Ans:</text:p>
      <text:p text:style-name="P9">t</text:p>
      <table:table table:name="Table1" table:style-name="Table1">
        <table:table-column table:style-name="Table1.A" table:number-columns-repeated="2"/>
        <table:table-row table:style-name="TableLine1970640380704">
          <table:table-cell table:style-name="Table1.A1" office:value-type="string">
            <text:p text:style-name="P9">Assignment expressions: 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970640380704">
          <table:table-cell table:style-name="Table1.A1" office:value-type="string">
            <text:p text:style-name="P9">new syntax := </text:p>
          </table:table-cell>
          <table:table-cell table:style-name="Table1.A1" office:value-type="string">
            <text:p text:style-name="P9">hat assigns values to variables as part of larger expression. Avoid calling expression twice</text:p>
          </table:table-cell>
        </table:table-row>
        <table:table-row table:style-name="TableLine1970640380704">
          <table:table-cell table:style-name="Table1.A1" office:value-type="string">
            <text:p text:style-name="P9">Poistion only parameters</text:p>
          </table:table-cell>
          <table:table-cell table:style-name="Table1.A1" office:value-type="string">
            <text:p text:style-name="P9">e.g. a and b are positional-only, while c and d can be positional or keyword, and e or f are required to be keywords.</text:p>
            <text:p text:style-name="P6"><text:span text:style-name="T2">def</text:span> <text:span text:style-name="T4">f</text:span>(a, b, <text:span text:style-name="T5">/</text:span>, c, d, <text:span text:style-name="T5">*</text:span>, e, f):</text:p>
            <text:p text:style-name="P7"><text:s text:c="4"/><text:span text:style-name="T3">print</text:span><text:span text:style-name="T6">(a, b, c, d, e, f)</text:span></text:p>
            <text:p text:style-name="P9"/>
          </table:table-cell>
        </table:table-row>
        <table:table-row table:style-name="TableLine1970640380704">
          <table:table-cell table:style-name="Table1.A1" office:value-type="string">
            <text:h text:style-name="P3" text:outline-level="3">Parallel filesystem cache for compiled bytecode files</text:h>
            <text:p text:style-name="P9"/>
          </table:table-cell>
          <table:table-cell table:style-name="Table1.A1" office:value-type="string">
            <text:p text:style-name="P9"><text:span text:style-name="T8">The new </text:span><text:bookmark text:name="index-2"/><text:a xlink:type="simple" xlink:href="https://docs.python.org/3.8/using/cmdline.html#envvar-PYTHONPYCACHEPREFIX" text:style-name="Internet_20_link" text:visited-style-name="Visited_20_Internet_20_Link"><text:span text:style-name="Source_20_Text"><text:span text:style-name="T16">PYTHONPYCACHEPREFIX</text:span></text:span></text:a><text:span text:style-name="T10"> </text:span><text:span text:style-name="T8">setting (also available as </text:span><text:a xlink:type="simple" xlink:href="https://docs.python.org/3.8/using/cmdline.html#id5" text:style-name="Internet_20_link" text:visited-style-name="Visited_20_Internet_20_Link"><text:span text:style-name="Source_20_Text"><text:span text:style-name="T16">-X</text:span></text:span></text:a><text:span text:style-name="T10"> </text:span><text:span text:style-name="Source_20_Text"><text:span text:style-name="T12">pycache_prefix</text:span></text:span><text:span text:style-name="T8">) configures the implicit bytecode cache to use a separate parallel filesystem tree, rather than the default </text:span><text:span text:style-name="Source_20_Text"><text:span text:style-name="T12">__pycache__</text:span></text:span><text:span text:style-name="T10"> </text:span><text:span text:style-name="T8">subdirectories within each source directory.</text:span> </text:p>
            <text:p text:style-name="P9"/>
          </table:table-cell>
        </table:table-row>
        <table:table-row table:style-name="TableLine1970640380704">
          <table:table-cell table:style-name="Table1.A1" office:value-type="string">
            <text:h text:style-name="P3" text:outline-level="3">f-strings support <text:span text:style-name="Source_20_Text"><text:span text:style-name="T7">=</text:span></text:span> for self-documenting expressions and debugging</text:h>
            <text:p text:style-name="P16"/>
          </table:table-cell>
          <table:table-cell table:style-name="Table1.A1" office:value-type="string">
            <text:p text:style-name="P10"><text:span text:style-name="T9">Added an </text:span><text:span text:style-name="Source_20_Text"><text:span text:style-name="T13">=</text:span></text:span><text:span text:style-name="T11"> </text:span><text:span text:style-name="T9">specifier to </text:span><text:a xlink:type="simple" xlink:href="https://docs.python.org/3.8/glossary.html#term-f-string" text:style-name="Internet_20_link" text:visited-style-name="Visited_20_Internet_20_Link"><text:span text:style-name="T15">f-string</text:span></text:a><text:span text:style-name="T9">s. An f-string such as </text:span><text:span text:style-name="Source_20_Text"><text:span text:style-name="T13">f'{expr=}'</text:span></text:span><text:span text:style-name="T11"> </text:span><text:span text:style-name="T9">will expand to the text of the expression, an equal sign, then the representation of the evaluated expression. For example:</text:span><text:span text:style-name="T1"> </text:span></text:p>
            <text:p text:style-name="P10"><text:span text:style-name="T17"><text:s text:c="4"/>user </text:span><text:span text:style-name="T18">=</text:span><text:span text:style-name="T17"> </text:span><text:span text:style-name="T20">'eric_idle'</text:span></text:p>
            <text:p text:style-name="P5"><text:span text:style-name="T35">&gt;&gt;&gt; </text:span>member_since <text:span text:style-name="T5">=</text:span> date(<text:span text:style-name="T5">1975</text:span>, <text:span text:style-name="T5">7</text:span>, <text:span text:style-name="T5">31</text:span>)</text:p>
            <text:p text:style-name="P5"><text:span text:style-name="T35">&gt;&gt;&gt; </text:span><text:span text:style-name="T34">f'</text:span><text:span text:style-name="T36">{</text:span>user<text:span text:style-name="T36">=}</text:span><text:span text:style-name="T34"> </text:span><text:span text:style-name="T36">{</text:span>member_since<text:span text:style-name="T36">=}</text:span><text:span text:style-name="T34">'</text:span></text:p>
            <text:p text:style-name="P8">"user='eric_idle' member_since=datetime.date(1975, 7, 31)"</text:p>
            <text:p text:style-name="P9"><text:span text:style-name="T8">The usual </text:span><text:a xlink:type="simple" xlink:href="https://docs.python.org/3.8/reference/lexical_analysis.html#f-strings" text:style-name="Internet_20_link" text:visited-style-name="Visited_20_Internet_20_Link"><text:span text:style-name="T14">f-string format specifiers</text:span></text:a><text:span text:style-name="T10"> </text:span><text:span text:style-name="T8">allow more control over how the result of the expression is displayed:</text:span> </text:p>
            <text:p text:style-name="P6"><text:span text:style-name="T35">&gt;&gt;&gt; </text:span>delta <text:span text:style-name="T5">=</text:span> date<text:span text:style-name="T5">.</text:span>today() <text:span text:style-name="T5">-</text:span> member_since</text:p>
            <text:p text:style-name="P5"><text:span text:style-name="T35">&gt;&gt;&gt; </text:span><text:span text:style-name="T34">f'</text:span><text:span text:style-name="T36">{</text:span>user<text:span text:style-name="T36">=!s}</text:span><text:span text:style-name="T34"> <text:s/></text:span><text:span text:style-name="T36">{</text:span>delta<text:span text:style-name="T5">.</text:span>days<text:span text:style-name="T36">=:</text:span><text:span text:style-name="T34">,d</text:span><text:span text:style-name="T36">}</text:span><text:span text:style-name="T34">'</text:span></text:p>
            <text:p text:style-name="P8">'user=eric_idle <text:s/>delta.days=16,075'</text:p>
            <text:p text:style-name="P9"/>
          </table:table-cell>
        </table:table-row>
        <table:table-row table:style-name="TableLine1970640380704">
          <table:table-cell table:style-name="Table1.A1" office:value-type="string">
            <text:h text:style-name="P3" text:outline-level="3">Python Initialization Configuration</text:h>
            <text:p text:style-name="P16"/>
          </table:table-cell>
          <table:table-cell table:style-name="Table1.A1" office:value-type="string">
            <text:p text:style-name="P10"><text:span text:style-name="T8">The </text:span><text:bookmark text:name="index-5"/><text:a xlink:type="simple" xlink:href="https://www.python.org/dev/peps/pep-0587" text:style-name="Internet_20_link" text:visited-style-name="Visited_20_Internet_20_Link"><text:span text:style-name="Strong_20_Emphasis"><text:span text:style-name="T14">PEP 587</text:span></text:span></text:a><text:span text:style-name="T10"> </text:span><text:span text:style-name="T8">adds a new C API to configure the Python Initialization providing finer control on the whole configuration and better error reporting.</text:span> </text:p>
            <text:p text:style-name="P10"/>
          </table:table-cell>
        </table:table-row>
        <table:table-row table:style-name="TableLine1970640380704">
          <table:table-cell table:style-name="Table1.A1" office:value-type="string">
            <text:p text:style-name="P16"><text:span text:style-name="T28">Dict comprehensions have been synced-up with dict literals so that the key is computed first and the value second:</text:span> </text:p>
          </table:table-cell>
          <table:table-cell table:style-name="Table1.A1" office:value-type="string">
            <text:p text:style-name="P10"/>
          </table:table-cell>
        </table:table-row>
        <table:table-row table:style-name="TableLine1970640380704">
          <table:table-cell table:style-name="Table1.A1" office:value-type="string">
            <text:p text:style-name="P16"><text:span text:style-name="T28">For integers, the three-argument form of the </text:span><text:a xlink:type="simple" xlink:href="https://docs.python.org/3.8/library/functions.html#pow" text:style-name="Internet_20_link" text:visited-style-name="Visited_20_Internet_20_Link"><text:span text:style-name="Source_20_Text"><text:span text:style-name="T31">pow()</text:span></text:span></text:a><text:span text:style-name="T27"> </text:span> </text:p>
          </table:table-cell>
          <table:table-cell table:style-name="Table1.A1" office:value-type="string">
            <text:p text:style-name="P10"/>
          </table:table-cell>
        </table:table-row>
        <table:table-row table:style-name="TableLine1970640380704">
          <table:table-cell table:style-name="Table1.A1" office:value-type="string">
            <text:h text:style-name="P1" text:outline-level="2">New Modules</text:h>
            <text:p text:style-name="P16"/>
          </table:table-cell>
          <table:table-cell table:style-name="Table1.A1" office:value-type="string">
            <text:p text:style-name="P10"><text:span text:style-name="T10"> </text:span><text:a xlink:type="simple" xlink:href="https://docs.python.org/3.8/library/importlib.metadata.html#module-importlib.metadata" text:style-name="Internet_20_link" text:visited-style-name="Visited_20_Internet_20_Link"><text:span text:style-name="Source_20_Text"><text:span text:style-name="T16">importlib.metadata</text:span></text:span></text:a><text:span text:style-name="T10"> </text:span> </text:p>
          </table:table-cell>
        </table:table-row>
        <table:table-row table:style-name="TableLine1970640380704">
          <table:table-cell table:style-name="Table1.A1" office:value-type="string">
            <text:h text:style-name="P1" text:outline-level="2">Improved Modules</text:h>
            <text:p text:style-name="P16"/>
          </table:table-cell>
          <table:table-cell table:style-name="Table1.A1" office:value-type="string">
            <text:h text:style-name="P4" text:outline-level="3">Ast, asyncio,</text:h>
            <text:p text:style-name="P17"/>
            <text:p text:style-name="P10"/>
          </table:table-cell>
        </table:table-row>
        <table:table-row table:style-name="TableLine1970640380704">
          <table:table-cell table:style-name="Table1.A1" office:value-type="string">
            <text:h text:style-name="P3" text:outline-level="3">builtins</text:h>
            <text:p text:style-name="P16"/>
          </table:table-cell>
          <table:table-cell table:style-name="Table1.A1" office:value-type="string">
            <text:p text:style-name="P17"><text:span text:style-name="T28">The </text:span><text:a xlink:type="simple" xlink:href="https://docs.python.org/3.8/library/functions.html#compile" text:style-name="Internet_20_link" text:visited-style-name="Visited_20_Internet_20_Link"><text:span text:style-name="Source_20_Text"><text:span text:style-name="T31">compile()</text:span></text:span></text:a><text:span text:style-name="T27"> </text:span><text:span text:style-name="T28">built-in has been improved</text:span> </text:p>
            <text:p text:style-name="P17"><text:span text:style-name="T28">The </text:span><text:a xlink:type="simple" xlink:href="https://docs.python.org/3.8/library/collections.html#collections.somenamedtuple._asdict" text:style-name="Internet_20_link" text:visited-style-name="Visited_20_Internet_20_Link"><text:span text:style-name="Source_20_Text"><text:span text:style-name="T31">_asdict()</text:span></text:span></text:a><text:span text:style-name="T27"> </text:span><text:span text:style-name="T28">method for </text:span><text:a xlink:type="simple" xlink:href="https://docs.python.org/3.8/library/collections.html#collections.namedtuple" text:style-name="Internet_20_link" text:visited-style-name="Visited_20_Internet_20_Link"><text:span text:style-name="Source_20_Text"><text:span text:style-name="T31">collections.namedtuple()</text:span></text:span></text:a><text:span text:style-name="T27"> </text:span><text:span text:style-name="T28">now returns a </text:span><text:a xlink:type="simple" xlink:href="https://docs.python.org/3.8/library/stdtypes.html#dict" text:style-name="Internet_20_link" text:visited-style-name="Visited_20_Internet_20_Link"><text:span text:style-name="Source_20_Text"><text:span text:style-name="T31">dict</text:span></text:span></text:a><text:span text:style-name="T27"> </text:span><text:span text:style-name="T28">instead of a </text:span><text:a xlink:type="simple" xlink:href="https://docs.python.org/3.8/library/collections.html#collections.OrderedDict" text:style-name="Internet_20_link" text:visited-style-name="Visited_20_Internet_20_Link"><text:span text:style-name="Source_20_Text"><text:span text:style-name="T31">collections.OrderedDict</text:span></text:span></text:a><text:span text:style-name="T28">.</text:span> </text:p>
            <text:p text:style-name="P17"><text:soft-page-break/><text:span text:style-name="T28">The </text:span><text:a xlink:type="simple" xlink:href="https://docs.python.org/3.8/library/profile.html#profile.Profile" text:style-name="Internet_20_link" text:visited-style-name="Visited_20_Internet_20_Link"><text:span text:style-name="Source_20_Text"><text:span text:style-name="T31">cProfile.Profile</text:span></text:span></text:a><text:span text:style-name="T27"> </text:span><text:span text:style-name="T28">class can now be used as a context manager.</text:span> </text:p>
            <text:p text:style-name="P17"><text:span text:style-name="T28">The </text:span><text:a xlink:type="simple" xlink:href="https://docs.python.org/3.8/library/csv.html#csv.DictReader" text:style-name="Internet_20_link" text:visited-style-name="Visited_20_Internet_20_Link"><text:span text:style-name="Source_20_Text"><text:span text:style-name="T31">csv.DictReader</text:span></text:span></text:a><text:span text:style-name="T27"> </text:span><text:span text:style-name="T28">now returns instances of </text:span><text:a xlink:type="simple" xlink:href="https://docs.python.org/3.8/library/stdtypes.html#dict" text:style-name="Internet_20_link" text:visited-style-name="Visited_20_Internet_20_Link"><text:span text:style-name="Source_20_Text"><text:span text:style-name="T31">dict</text:span></text:span></text:a><text:span text:style-name="T27"> </text:span><text:span text:style-name="T28">instead of a </text:span><text:a xlink:type="simple" xlink:href="https://docs.python.org/3.8/library/collections.html#collections.OrderedDict" text:style-name="Internet_20_link" text:visited-style-name="Visited_20_Internet_20_Link"><text:span text:style-name="Source_20_Text"><text:span text:style-name="T31">collections.OrderedDict</text:span></text:span></text:a> </text:p>
            <text:p text:style-name="P17"><text:span text:style-name="T28">Added new alternate constructors </text:span><text:a xlink:type="simple" xlink:href="https://docs.python.org/3.8/library/datetime.html#datetime.date.fromisocalendar" text:style-name="Internet_20_link" text:visited-style-name="Visited_20_Internet_20_Link"><text:span text:style-name="Source_20_Text"><text:span text:style-name="T31">datetime.date.fromisocalendar()</text:span></text:span></text:a><text:span text:style-name="T27"> </text:span> </text:p>
            <text:p text:style-name="P17"><text:a xlink:type="simple" xlink:href="https://docs.python.org/3.8/library/functools.html#functools.lru_cache" text:style-name="Internet_20_link" text:visited-style-name="Visited_20_Internet_20_Link"><text:span text:style-name="Source_20_Text"><text:span text:style-name="T31">functools.lru_cache()</text:span></text:span></text:a><text:span text:style-name="T27"> </text:span><text:span text:style-name="T28">can now be used as a straight decorator rather than as a function returning a decorato</text:span><text:span text:style-name="T29">rs</text:span></text:p>
            <text:p text:style-name="P17"><text:span text:style-name="T29"> </text:span><text:a xlink:type="simple" xlink:href="https://docs.python.org/3.8/library/functools.html#functools.cached_property" text:style-name="Internet_20_link" text:visited-style-name="Visited_20_Internet_20_Link"><text:span text:style-name="Source_20_Text"><text:span text:style-name="T32">functools.cached_property()</text:span></text:span></text:a><text:span text:style-name="T29"> decorator, for computed properties cached for the life of the instance. </text:span></text:p>
            <text:p text:style-name="P17"><text:span text:style-name="T29"> </text:span><text:a xlink:type="simple" xlink:href="https://docs.python.org/3.8/library/functools.html#functools.singledispatchmethod" text:style-name="Internet_20_link" text:visited-style-name="Visited_20_Internet_20_Link"><text:span text:style-name="Source_20_Text"><text:span text:style-name="T32">functools.singledispatchmethod()</text:span></text:span></text:a><text:span text:style-name="T29"> decorator that converts methods into </text:span><text:a xlink:type="simple" xlink:href="https://docs.python.org/3.8/glossary.html#term-generic-function" text:style-name="Internet_20_link" text:visited-style-name="Visited_20_Internet_20_Link"><text:span text:style-name="T33">generic functions</text:span></text:a><text:span text:style-name="T29"> using </text:span><text:a xlink:type="simple" xlink:href="https://docs.python.org/3.8/glossary.html#term-single-dispatch" text:style-name="Internet_20_link" text:visited-style-name="Visited_20_Internet_20_Link"><text:span text:style-name="T33">single dispatch</text:span></text:a><text:span text:style-name="T29">: </text:span></text:p>
            <text:p text:style-name="P17"><text:a xlink:type="simple" xlink:href="https://docs.python.org/3.8/library/gc.html#gc.get_objects" text:style-name="Internet_20_link" text:visited-style-name="Visited_20_Internet_20_Link"><text:span text:style-name="Source_20_Text"><text:span text:style-name="T32">get_objects()</text:span></text:span></text:a><text:span text:style-name="T29"> can now receive an optional </text:span><text:span text:style-name="Emphasis"><text:span text:style-name="T29">generation</text:span></text:span><text:span text:style-name="T29"> parameter indicating a generation to get objects from </text:span></text:p>
            <text:p text:style-name="P17"><text:span text:style-name="T29"> </text:span><text:a xlink:type="simple" xlink:href="https://docs.python.org/3.8/library/gettext.html#gettext.pgettext" text:style-name="Internet_20_link" text:visited-style-name="Visited_20_Internet_20_Link"><text:span text:style-name="Source_20_Text"><text:span text:style-name="T32">pgettext()</text:span></text:span></text:a><text:span text:style-name="T29"> and its variants. </text:span></text:p>
            <text:p text:style-name="P17"><text:span text:style-name="Emphasis"><text:span text:style-name="T29">mtime</text:span></text:span><text:span text:style-name="T29"> parameter to </text:span><text:a xlink:type="simple" xlink:href="https://docs.python.org/3.8/library/gzip.html#gzip.compress" text:style-name="Internet_20_link" text:visited-style-name="Visited_20_Internet_20_Link"><text:span text:style-name="Source_20_Text"><text:span text:style-name="T32">gzip.compress()</text:span></text:span></text:a><text:span text:style-name="T29"> for reproducible output </text:span></text:p>
            <text:p text:style-name="P17"><text:span text:style-name="T29">A </text:span><text:a xlink:type="simple" xlink:href="https://docs.python.org/3.8/library/gzip.html#gzip.BadGzipFile" text:style-name="Internet_20_link" text:visited-style-name="Visited_20_Internet_20_Link"><text:span text:style-name="Source_20_Text"><text:span text:style-name="T32">BadGzipFile</text:span></text:span></text:a><text:span text:style-name="T29"> exception is now raised instead of </text:span><text:a xlink:type="simple" xlink:href="https://docs.python.org/3.8/library/exceptions.html#OSError" text:style-name="Internet_20_link" text:visited-style-name="Visited_20_Internet_20_Link"><text:span text:style-name="Source_20_Text"><text:span text:style-name="T32">OSError</text:span></text:span></text:a><text:span text:style-name="T29"> </text:span></text:p>
            <text:p text:style-name="P17"><text:span text:style-name="T29"> </text:span><text:span text:style-name="Source_20_Text"><text:span text:style-name="T30">--json-lines</text:span></text:span><text:span text:style-name="T29"> to parse every input line as a separate JSON object. </text:span></text:p>
            <text:p text:style-name="P17"><text:span text:style-name="T29"> </text:span><text:span text:style-name="Emphasis"><text:span text:style-name="T29">force</text:span></text:span><text:span text:style-name="T29"> keyword argument to </text:span><text:a xlink:type="simple" xlink:href="https://docs.python.org/3.8/library/logging.html#logging.basicConfig" text:style-name="Internet_20_link" text:visited-style-name="Visited_20_Internet_20_Link"><text:span text:style-name="Source_20_Text"><text:span text:style-name="T32">logging.basicConfig()</text:span></text:span></text:a><text:span text:style-name="T29"> </text:span></text:p>
            <text:p text:style-name="P17"><text:span text:style-name="T29"> new function </text:span><text:a xlink:type="simple" xlink:href="https://docs.python.org/3.8/library/math.html#math.dist" text:style-name="Internet_20_link" text:visited-style-name="Visited_20_Internet_20_Link"><text:span text:style-name="Source_20_Text"><text:span text:style-name="T32">math.dist()</text:span></text:span></text:a><text:span text:style-name="T29"> for computing Euclidean distance between two points </text:span></text:p>
            <text:p text:style-name="P17"><text:span text:style-name="T29"> new function, </text:span><text:a xlink:type="simple" xlink:href="https://docs.python.org/3.8/library/math.html#math.prod" text:style-name="Internet_20_link" text:visited-style-name="Visited_20_Internet_20_Link"><text:span text:style-name="Source_20_Text"><text:span text:style-name="T32">math.prod()</text:span></text:span></text:a><text:span text:style-name="T29">, as analogous function to </text:span><text:a xlink:type="simple" xlink:href="https://docs.python.org/3.8/library/functions.html#sum" text:style-name="Internet_20_link" text:visited-style-name="Visited_20_Internet_20_Link"><text:span text:style-name="Source_20_Text"><text:span text:style-name="T32">sum()</text:span></text:span></text:a><text:span text:style-name="T29"> that returns the product of a ‘start’ value (default: 1) times an iterable of numbers: </text:span></text:p>
            <text:p text:style-name="P17"><text:span text:style-name="T29"> new function </text:span><text:a xlink:type="simple" xlink:href="https://docs.python.org/3.8/library/math.html#math.isqrt" text:style-name="Internet_20_link" text:visited-style-name="Visited_20_Internet_20_Link"><text:span text:style-name="Source_20_Text"><text:span text:style-name="T32">math.isqrt()</text:span></text:span></text:a><text:span text:style-name="T29"> for computing accurate integer square roots without conversion to floating point. </text:span></text:p>
            <text:p text:style-name="P17"><text:span text:style-name="T29"> new function </text:span><text:a xlink:type="simple" xlink:href="https://docs.python.org/3.8/library/math.html#math.isqrt" text:style-name="Internet_20_link" text:visited-style-name="Visited_20_Internet_20_Link"><text:span text:style-name="Source_20_Text"><text:span text:style-name="T32">math.isqrt()</text:span></text:span></text:a><text:span text:style-name="T29"> for computing accurate integer square roots without conversion to floating point. </text:span></text:p>
            <text:p text:style-name="P17"><text:a xlink:type="simple" xlink:href="https://docs.python.org/3.8/library/os.path.html#module-os.path" text:style-name="Internet_20_link" text:visited-style-name="Visited_20_Internet_20_Link"><text:span text:style-name="Source_20_Text"><text:span text:style-name="T32">os.path</text:span></text:span></text:a><text:span text:style-name="T29"> functions that return a boolean result like </text:span><text:a xlink:type="simple" xlink:href="https://docs.python.org/3.8/library/os.path.html#os.path.exists" text:style-name="Internet_20_link" text:visited-style-name="Visited_20_Internet_20_Link"><text:span text:style-name="Source_20_Text"><text:span text:style-name="T32">exists()</text:span></text:span></text:a><text:span text:style-name="T29">, </text:span><text:a xlink:type="simple" xlink:href="https://docs.python.org/3.8/library/os.path.html#os.path.lexists" text:style-name="Internet_20_link" text:visited-style-name="Visited_20_Internet_20_Link"><text:span text:style-name="Source_20_Text"><text:span text:style-name="T32">lexists()</text:span></text:span></text:a><text:span text:style-name="T29">, </text:span><text:a xlink:type="simple" xlink:href="https://docs.python.org/3.8/library/os.path.html#os.path.isdir" text:style-name="Internet_20_link" text:visited-style-name="Visited_20_Internet_20_Link"><text:span text:style-name="Source_20_Text"><text:span text:style-name="T32">isdir()</text:span></text:span></text:a><text:span text:style-name="T29">, </text:span><text:a xlink:type="simple" xlink:href="https://docs.python.org/3.8/library/os.path.html#os.path.isfile" text:style-name="Internet_20_link" text:visited-style-name="Visited_20_Internet_20_Link"><text:span text:style-name="Source_20_Text"><text:span text:style-name="T32">isfile()</text:span></text:span></text:a><text:span text:style-name="T29">, </text:span><text:a xlink:type="simple" xlink:href="https://docs.python.org/3.8/library/os.path.html#os.path.islink" text:style-name="Internet_20_link" text:visited-style-name="Visited_20_Internet_20_Link"><text:span text:style-name="Source_20_Text"><text:span text:style-name="T32">islink()</text:span></text:span></text:a><text:span text:style-name="T29">, and </text:span><text:a xlink:type="simple" xlink:href="https://docs.python.org/3.8/library/os.path.html#os.path.ismount" text:style-name="Internet_20_link" text:visited-style-name="Visited_20_Internet_20_Link"><text:span text:style-name="Source_20_Text"><text:span text:style-name="T32">ismount()</text:span></text:span></text:a><text:span text:style-name="T29"> now return </text:span><text:span text:style-name="Source_20_Text"><text:span text:style-name="T30">False</text:span></text:span><text:span text:style-name="T29"> instead of raising </text:span><text:a xlink:type="simple" xlink:href="https://docs.python.org/3.8/library/exceptions.html#ValueError" text:style-name="Internet_20_link" text:visited-style-name="Visited_20_Internet_20_Link"><text:span text:style-name="Source_20_Text"><text:span text:style-name="T32">ValueError</text:span></text:span></text:a><text:span text:style-name="T29"> </text:span></text:p>
            <text:p text:style-name="P17"><text:span text:style-name="T29">Added </text:span><text:a xlink:type="simple" xlink:href="https://docs.python.org/3.8/library/statistics.html#statistics.fmean" text:style-name="Internet_20_link" text:visited-style-name="Visited_20_Internet_20_Link"><text:span text:style-name="Source_20_Text"><text:span text:style-name="T32">statistics.fmean()</text:span></text:span></text:a><text:span text:style-name="T29"> as a faster, floating point variant of </text:span><text:a xlink:type="simple" xlink:href="https://docs.python.org/3.8/library/statistics.html#statistics.mean" text:style-name="Internet_20_link" text:visited-style-name="Visited_20_Internet_20_Link"><text:span text:style-name="Source_20_Text"><text:span text:style-name="T32">statistics.mean()</text:span></text:span></text:a><text:span text:style-name="T29"> </text:span></text:p>
            <text:p text:style-name="P17"><text:span text:style-name="T29"> </text:span><text:a xlink:type="simple" xlink:href="https://docs.python.org/3.8/library/statistics.html#statistics.geometric_mean" text:style-name="Internet_20_link" text:visited-style-name="Visited_20_Internet_20_Link"><text:span text:style-name="Source_20_Text"><text:span text:style-name="T32">statistics.geometric_mean()</text:span></text:span></text:a><text:span text:style-name="T29">  </text:span></text:p>
            <text:p text:style-name="P17"><text:span text:style-name="T29"> </text:span><text:a xlink:type="simple" xlink:href="https://docs.python.org/3.8/library/statistics.html#statistics.multimode" text:style-name="Internet_20_link" text:visited-style-name="Visited_20_Internet_20_Link"><text:span text:style-name="Source_20_Text"><text:span text:style-name="T32">statistics.multimode()</text:span></text:span></text:a><text:span text:style-name="T29"> that returns a list of the most common values </text:span></text:p>
            <text:p text:style-name="P17"><text:span text:style-name="T29"> </text:span><text:a xlink:type="simple" xlink:href="https://docs.python.org/3.8/library/statistics.html#statistics.quantiles" text:style-name="Internet_20_link" text:visited-style-name="Visited_20_Internet_20_Link"><text:span text:style-name="Source_20_Text"><text:span text:style-name="T32">statistics.quantiles()</text:span></text:span></text:a><text:span text:style-name="T29"> that divides data or a distribution in to equiprobable intervals </text:span></text:p>
            <text:p text:style-name="P17"><text:span text:style-name="T29"> </text:span><text:a xlink:type="simple" xlink:href="https://docs.python.org/3.8/library/statistics.html#statistics.NormalDist" text:style-name="Internet_20_link" text:visited-style-name="Visited_20_Internet_20_Link"><text:span text:style-name="Source_20_Text"><text:span text:style-name="T32">statistics.NormalDist</text:span></text:span></text:a><text:span text:style-name="T29">, a tool for creating and manipulating normal distributions of a random variable </text:span></text:p>
            <text:p text:style-name="P17"><text:span text:style-name="T29"/></text:p>
          </table:table-cell>
        </table:table-row>
        <table:table-row table:style-name="TableLine1970640380704">
          <table:table-cell table:style-name="Table1.A1" office:value-type="string">
            <text:h text:style-name="P1" text:outline-level="2">Optimizations</text:h>
            <text:h text:style-name="P1" text:outline-level="2"><text:soft-page-break/>Build and C API Changes</text:h>
            <text:p text:style-name="P16"/>
          </table:table-cell>
          <table:table-cell table:style-name="Table1.A1" office:value-type="string">
            <text:h text:style-name="P2" text:outline-level="2">API and Feature Removals</text:h>
            <text:h text:style-name="P2" text:outline-level="2"><text:soft-page-break/>Porting to Python 3.8</text:h>
            <text:p text:style-name="P17"/>
          </table:table-cell>
        </table:table-row>
      </table:table>
      <text:h text:style-name="P1" text:outline-level="2">Deprecated</text:h>
      <text:p text:style-name="P9"/>
      <text:p text:style-name="P9"><text:tab/><text:tab/></text:p>
      <text:p text:style-name="Standard">2. What is monkey patching in Python?</text:p>
      <text:p text:style-name="P11">Ans: In Python, the term monkey patch refers to dynamic (or run-time) modifications of a class or module. In Python, we can actually change the behavior of code at run-time.</text:p>
      <text:p text:style-name="P12">Examples:</text:p>
      <text:p text:style-name="P11"># monk.py</text:p>
      <text:p text:style-name="P11">class A:</text:p>
      <text:p text:style-name="P11"><text:s text:c="5"/>def func(self):</text:p>
      <text:p text:style-name="P11"><text:s text:c="10"/>print ("func() is being called")</text:p>
      <text:p text:style-name="P11">We use above module (monk) in below code and change behavior of func() at run-time by assigning different value.</text:p>
      <text:p text:style-name="P11"/>
      <text:p text:style-name="P11">import monk</text:p>
      <text:p text:style-name="P11">def monkey_f(self):</text:p>
      <text:p text:style-name="P11"><text:s text:c="5"/>print ("monkey_f() is being called")</text:p>
      <text:p text:style-name="P11"><text:s text:c="3"/></text:p>
      <text:p text:style-name="P11"># replacing address of "func" with "monkey_f"</text:p>
      <text:p text:style-name="P11">monk.A.func = monkey_f</text:p>
      <text:p text:style-name="P11">obj = monk.A()</text:p>
      <text:p text:style-name="P11"><text:s text:c="2"/></text:p>
      <text:p text:style-name="P11"># calling function "func" whose address got replaced</text:p>
      <text:p text:style-name="P11"># with function "monkey_f()"</text:p>
      <text:p text:style-name="P11">obj.func()</text:p>
      <text:p text:style-name="P11"/>
      <text:p text:style-name="P11">Output :monkey_f() is being called</text:p>
      <text:p text:style-name="P11"/>
      <text:p text:style-name="Standard">3. What is the difference between a shallow copy and deep copy?</text:p>
      <text:p text:style-name="P11">Ans: Shallow copy is created by reference or assignment operator. The show copy create a new reference to the same namespace. Whereas deep copy copy create a new copy with new namespace wherein the changes in one doesn’t affect the other copy</text:p>
      <text:p text:style-name="P11"/>
      <text:p text:style-name="Standard">4. What is the maximum possible length of an identifier?</text:p>
      <text:p text:style-name="P13"><text:span text:style-name="T37">Ans:An identifier can have a maximum length of 79 characters in Python. Python is one of the most popular programming languages</text:span></text:p>
      <text:p text:style-name="P13"/>
      <text:p text:style-name="Standard">5. What is generator comprehension?</text:p>
      <text:p text:style-name="P14">Ans: A generator comprehension is a single-line specification for defining a generator in Python</text:p>
      <text:p text:style-name="P15"><text:span text:style-name="T38">e.g </text:span><text:span text:style-name="T23">gen </text:span><text:span text:style-name="T19">=</text:span><text:span text:style-name="T23"> (i</text:span><text:span text:style-name="T19">**2</text:span><text:span text:style-name="T23"> </text:span><text:span text:style-name="T24">for</text:span><text:span text:style-name="T23"> i </text:span><text:span text:style-name="T26">in</text:span><text:span text:style-name="T23"> </text:span><text:span text:style-name="T25">range</text:span><text:span text:style-name="T23">(</text:span><text:span text:style-name="T19">100</text:span><text:span text:style-name="T23">))</text:span></text:p>
      <text:p text:style-name="P14">Generator are called as iterato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Bitstream Vera Sans Mono', 'Courier New', Courier, monospace"/>
    <style:font-face style:name="Consolas1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Grande" svg:font-family="'Lucida Grande', Arial, sans-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Courier, monospace"/>
    <style:font-face style:name="arial" svg:font-family="arial, sans-serif"/>
    <style:font-face style:name="monospace" svg:font-family="monospace, monospace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9T11:35:19.222000000</meta:creation-date>
    <dc:date>2022-08-10T00:38:32.282000000</dc:date>
    <meta:editing-duration>PT9M48S</meta:editing-duration>
    <meta:editing-cycles>2</meta:editing-cycles>
    <meta:generator>LibreOffice/7.3.5.2$Windows_X86_64 LibreOffice_project/184fe81b8c8c30d8b5082578aee2fed2ea847c01</meta:generator>
    <meta:document-statistic meta:table-count="1" meta:image-count="0" meta:object-count="0" meta:page-count="3" meta:paragraph-count="89" meta:word-count="763" meta:character-count="5224" meta:non-whitespace-character-count="4461"/>
  </office:meta>
</office:document-meta>
</file>